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vertical-align="middle" draw:auto-grow-height="false" fo:min-height="0.749cm" fo:min-width="0.499cm"/>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207cm" svg:height="2.667cm" svg:x="1cm" svg:y="1.889cm">
          <text:p text:style-name="P1"><text:span text:style-name="T1">Planning</text:span></text:p>
          <text:p text:style-name="P1"><text:span text:style-name="T1"><text:s/></text:span><text:span text:style-name="T1">and </text:span></text:p>
          <text:p text:style-name="P1"><text:span text:style-name="T1">Strategy Formulation</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905cm" svg:height="1.778cm" svg:x="39.862cm" svg:y="24.876cm">
          <text:p text:style-name="P1">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953cm" svg:height="2.159cm" svg:x="1.254cm" svg:y="10.779cm">
          <text:p text:style-name="P1">INGEST</text:p>
          <draw:enhanced-geometry svg:viewBox="0 0 21600 21600" draw:type="rectangle" draw:enhanced-path="M 0 0 L 21600 0 21600 21600 0 21600 0 0 Z N"/>
        </draw:custom-shape>
        <draw:custom-shape draw:style-name="gr2" draw:text-style-name="P1" draw:layer="layout" svg:width="4.826cm" svg:height="2.286cm" svg:x="1.381cm" svg:y="14.97cm">
          <text:p text:style-name="P1">CLEAN</text:p>
          <draw:enhanced-geometry svg:viewBox="0 0 21600 21600" draw:type="rectangle" draw:enhanced-path="M 0 0 L 21600 0 21600 21600 0 21600 0 0 Z N"/>
        </draw:custom-shape>
        <draw:custom-shape draw:style-name="gr2" draw:text-style-name="P1" draw:layer="layout" svg:width="5.842cm" svg:height="2.54cm" svg:x="1.762cm" svg:y="18.78cm">
          <text:p text:style-name="P1">FEATURE </text:p>
          <text:p text:style-name="P1">EXTRACTION</text:p>
          <text:p text:style-name="P1"/>
          <draw:enhanced-geometry svg:viewBox="0 0 21600 21600" draw:type="rectangle" draw:enhanced-path="M 0 0 L 21600 0 21600 21600 0 21600 0 0 Z N"/>
        </draw:custom-shape>
        <draw:custom-shape draw:style-name="gr2" draw:text-style-name="P1" draw:layer="layout" svg:width="5.588cm" svg:height="2.413cm" svg:x="1.889cm" svg:y="21.701cm">
          <text:p text:style-name="P1">MODEL</text:p>
          <draw:enhanced-geometry svg:viewBox="0 0 21600 21600" draw:type="rectangle" draw:enhanced-path="M 0 0 L 21600 0 21600 21600 0 21600 0 0 Z N"/>
        </draw:custom-shape>
        <draw:custom-shape draw:style-name="gr2" draw:text-style-name="P1" draw:layer="layout" svg:width="6.477cm" svg:height="2.667cm" svg:x="1.635cm" svg:y="24.495cm">
          <text:p text:style-name="P1">VISUALIZE / </text:p>
          <text:p text:style-name="P1">REPORT FINDINGS</text:p>
          <text:p text:style-name="P1"/>
          <draw:enhanced-geometry svg:viewBox="0 0 21600 21600" draw:type="rectangle" draw:enhanced-path="M 0 0 L 21600 0 21600 21600 0 21600 0 0 Z N"/>
        </draw:custom-shape>
        <draw:custom-shape draw:style-name="gr3" draw:text-style-name="P1" xml:id="id2" draw:id="id2" draw:layer="layout" svg:width="7.366cm" svg:height="2.794cm" svg:x="7.223cm" svg:y="1.635cm">
          <text:p text:style-name="P1">Problem Statem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3" draw:id="id3" draw:layer="layout" svg:width="7.874cm" svg:height="3.937cm" svg:x="15.732cm" svg:y="1.254cm">
          <text:p>Define Information </text:p>
          <text:p>Needs and Sources</text:p>
          <text:p><text:s/>to Solve Problem</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 draw:text-style-name="P1" xml:id="id4" draw:id="id4" draw:layer="layout" svg:width="4.191cm" svg:height="3.048cm" svg:x="24.749cm" svg:y="1.762cm">
          <text:p text:style-name="P1">Hypothesis </text:p>
          <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3" xml:id="id5" draw:id="id5" draw:layer="layout" svg:width="8.509cm" svg:height="3.81cm" svg:x="29.448cm" svg:y="1.254cm">
          <text:p text:style-name="P1"><text:span text:style-name="T2">Plan to Analyze Dat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1" xml:id="id6" draw:id="id6" draw:layer="layout" svg:width="6.62cm" svg:height="5.318cm" svg:x="37.068cm" svg:y="0.889cm">
          <text:p text:style-name="P1">Plan to </text:p>
          <text:p text:style-name="P1">Test Hypothesis </text:p>
          <text:p text:style-name="P1">and Revise</text:p>
          <text:p text:style-name="P1"/>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 draw:text-style-name="P1" draw:layer="layout" svg:width="6.477cm" svg:height="3.683cm" svg:x="7.477cm" svg:y="10.017cm">
          <text:p text:style-name="P1">Build and/or </text:p>
          <text:p text:style-name="P1">Tailor Collector </text:p>
          <text:p text:style-name="P1">for info sourc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8.255cm" svg:height="3.429cm" svg:x="14.97cm" svg:y="10.144cm">
          <text:p text:style-name="P1">Procedures for </text:p>
          <text:p text:style-name="P1">valid information collection </text:p>
          <text:p text:style-name="P1">and prevent double collection</text:p>
          <text:p text:style-name="P1"/>
          <draw:enhanced-geometry svg:viewBox="0 0 21600 21600" draw:type="rectangle" draw:enhanced-path="M 0 0 L 21600 0 21600 21600 0 21600 0 0 Z N"/>
        </draw:custom-shape>
        <draw:custom-shape draw:style-name="gr1" draw:text-style-name="P1" draw:layer="layout" svg:width="7.493cm" svg:height="3.048cm" svg:x="24.749cm" svg:y="10.144cm">
          <text:p text:style-name="P1">Raw Information Stor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477cm" svg:height="3.556cm" svg:x="34.147cm" svg:y="9.89cm">
          <text:p text:style-name="P1">Easy Access </text:p>
          <text:p text:style-name="P1">for</text:p>
          <text:p text:style-name="P1">cleaning process</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 draw:text-style-name="P1" draw:layer="layout" draw:type="line" svg:x1="6.207cm" svg:y1="3.222cm" svg:x2="7.223cm" svg:y2="3.032cm" draw:start-shape="id1" draw:start-glue-point="1" draw:end-shape="id2" svg:d="M6207 3222l1016-190" svg:viewBox="0 0 1017 191">
          <text:p/>
        </draw:connector>
        <draw:connector draw:style-name="gr5" draw:text-style-name="P1" draw:layer="layout" draw:type="line" svg:x1="14.589cm" svg:y1="3.032cm" svg:x2="15.732cm" svg:y2="3.222cm" draw:start-shape="id2" draw:end-shape="id3" draw:end-glue-point="3" svg:d="M14589 3032l1143 190" svg:viewBox="0 0 1144 191">
          <text:p/>
        </draw:connector>
        <draw:connector draw:style-name="gr5" draw:text-style-name="P1" draw:layer="layout" draw:type="line" svg:x1="23.606cm" svg:y1="3.222cm" svg:x2="24.749cm" svg:y2="3.286cm" draw:start-shape="id3" draw:start-glue-point="1" draw:end-shape="id4" draw:end-glue-point="3" svg:d="M23606 3222l1143 64" svg:viewBox="0 0 1144 65">
          <text:p/>
        </draw:connector>
        <draw:connector draw:style-name="gr5" draw:text-style-name="P1" draw:layer="layout" draw:type="line" svg:x1="28.94cm" svg:y1="3.286cm" svg:x2="29.448cm" svg:y2="3.525cm" draw:start-shape="id4" draw:end-shape="id5" draw:end-glue-point="5" svg:d="M28940 3286l508 239" svg:viewBox="0 0 509 240">
          <text:p/>
        </draw:connector>
        <draw:connector draw:style-name="gr5" draw:text-style-name="P1" draw:layer="layout" draw:type="line" svg:x1="37.5cm" svg:y1="3.175cm" svg:x2="37.068cm" svg:y2="3.548cm" draw:end-shape="id6" svg:d="M37500 3175l-432 373" svg:viewBox="0 0 433 374">
          <text:p/>
        </draw:connector>
        <draw:custom-shape draw:style-name="gr3" draw:text-style-name="P1" draw:layer="layout" svg:width="7.874cm" svg:height="4.064cm" svg:x="1cm" svg:y="4.937cm">
          <text:p text:style-name="P1">Data Design and P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6.289cm" svg:height="4.953cm" svg:x="9.763cm" svg:y="4.81cm">
          <text:p text:style-name="P1">Integrate data collection, cleaning and analysis for quick prototyping?</text:p>
          <text:p text:style-name="P1">Segregate data collection, cleaning and analysis for future re-analysis and tweeking?</text:p>
          <text:p text:style-name="P1">How will each stage of the data process interface with each others? Discrete, integrated or firewalled?</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 draw:text-style-name="P1" draw:layer="layout" svg:width="6.477cm" svg:height="3.683cm" svg:x="7.477cm" svg:y="10.017cm">
          <text:p text:style-name="P1">Build and/or </text:p>
          <text:p text:style-name="P1">Tailor Collector </text:p>
          <text:p text:style-name="P1">for info sources</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3T11:11:37.662779182</meta:creation-date>
    <dc:date>2015-05-17T16:27:29.894207817</dc:date>
    <meta:editing-duration>PT22M23S</meta:editing-duration>
    <meta:editing-cycles>5</meta:editing-cycles>
    <meta:generator>LibreOffice/4.2.8.2$Linux_X86_64 LibreOffice_project/420m0$Build-2</meta:generator>
    <meta:print-date>2015-05-17T15:29:16.723394401</meta:print-date>
    <meta:document-statistic meta:object-count="24"/>
  </office:meta>
</office:document-meta>
</file>